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in" loext:contextual-spacing="false" fo:line-height="100%"/>
      <style:text-properties style:font-name="Liberation Sans" fo:font-size="11pt" officeooo:rsid="0803b1c3" officeooo:paragraph-rsid="0005ef3d" style:font-size-asian="11pt" style:font-size-complex="11pt"/>
    </style:style>
    <style:style style:name="P2" style:family="paragraph" style:parent-style-name="Preformatted_20_Text">
      <style:paragraph-properties fo:margin-top="0in" fo:margin-bottom="0in" loext:contextual-spacing="false" fo:line-height="100%"/>
      <style:text-properties style:font-name="Liberation Sans" fo:font-size="11pt" officeooo:rsid="00065d62" officeooo:paragraph-rsid="00065d62" style:font-size-asian="11pt" style:font-size-complex="11pt"/>
    </style:style>
    <style:style style:name="P3" style:family="paragraph" style:parent-style-name="Preformatted_20_Text">
      <style:paragraph-properties fo:margin-top="0in" fo:margin-bottom="0in" loext:contextual-spacing="false" fo:line-height="100%"/>
      <style:text-properties style:font-name="Liberation Sans" fo:font-size="11pt" officeooo:rsid="000b146b" officeooo:paragraph-rsid="000b146b" style:font-size-asian="11pt" style:font-size-complex="11pt"/>
    </style:style>
    <style:style style:name="P4" style:family="paragraph" style:parent-style-name="Preformatted_20_Text">
      <style:paragraph-properties fo:margin-top="0in" fo:margin-bottom="0in" loext:contextual-spacing="false" fo:line-height="100%"/>
      <style:text-properties style:font-name="Liberation Sans" fo:font-size="11pt" officeooo:rsid="000b146b" officeooo:paragraph-rsid="000b520a" style:font-size-asian="11pt" style:font-size-complex="11pt"/>
    </style:style>
    <style:style style:name="P5" style:family="paragraph" style:parent-style-name="Preformatted_20_Text">
      <style:paragraph-properties fo:margin-top="0in" fo:margin-bottom="0in" loext:contextual-spacing="false" fo:line-height="100%"/>
      <style:text-properties style:font-name="Liberation Sans" fo:font-size="11pt" fo:font-style="italic" fo:font-weight="normal" officeooo:rsid="0009ce57" officeooo:paragraph-rsid="00065d62" style:font-name-asian="DejaVu Sans Mono" style:font-size-asian="11pt" style:font-style-asian="italic" style:font-name-complex="Liberation Mono" style:font-size-complex="11pt" style:font-style-complex="italic"/>
    </style:style>
    <style:style style:name="P6" style:family="paragraph" style:parent-style-name="Preformatted_20_Text">
      <style:paragraph-properties fo:margin-top="0in" fo:margin-bottom="0in" loext:contextual-spacing="false" fo:line-height="100%"/>
      <style:text-properties officeooo:paragraph-rsid="00065d62"/>
    </style:style>
    <style:style style:name="P7" style:family="paragraph" style:parent-style-name="Preformatted_20_Text">
      <style:paragraph-properties fo:margin-top="0in" fo:margin-bottom="0in" loext:contextual-spacing="false" fo:line-height="100%"/>
      <style:text-properties officeooo:paragraph-rsid="0006bd20"/>
    </style:style>
    <style:style style:name="P8" style:family="paragraph" style:parent-style-name="Preformatted_20_Text">
      <style:paragraph-properties fo:margin-top="0in" fo:margin-bottom="0in" loext:contextual-spacing="false" fo:line-height="100%"/>
      <style:text-properties officeooo:paragraph-rsid="0009d6b8"/>
    </style:style>
    <style:style style:name="T1" style:family="text">
      <style:text-properties fo:font-style="normal" fo:font-weight="normal" style:font-name-asian="DejaVu Sans Mono" style:font-name-complex="Liberation Mono"/>
    </style:style>
    <style:style style:name="T2" style:family="text">
      <style:text-properties fo:font-style="normal" fo:font-weight="normal" officeooo:rsid="08081522" style:font-name-asian="DejaVu Sans Mono" style:font-name-complex="Liberation Mono"/>
    </style:style>
    <style:style style:name="T3" style:family="text">
      <style:text-properties fo:font-style="normal" fo:font-weight="normal" officeooo:rsid="00082b03" style:font-name-asian="DejaVu Sans Mono" style:font-name-complex="Liberation Mono"/>
    </style:style>
    <style:style style:name="T4" style:family="text">
      <style:text-properties fo:font-style="normal" fo:font-weight="normal" officeooo:rsid="000b520a" style:font-name-asian="DejaVu Sans Mono" style:font-name-complex="Liberation Mono"/>
    </style:style>
    <style:style style:name="T5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16ff3a4" style:font-size-asian="11pt" style:font-style-asian="normal" style:font-weight-asian="normal" style:font-size-complex="11pt" style:text-emphasize="none"/>
    </style:style>
    <style:style style:name="T6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b1088e" style:font-size-asian="11pt" style:font-style-asian="normal" style:font-weight-asian="normal" style:font-size-complex="11pt" style:text-emphasize="none"/>
    </style:style>
    <style:style style:name="T7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db208f" style:font-size-asian="11pt" style:font-style-asian="normal" style:font-weight-asian="normal" style:font-size-complex="11pt" style:text-emphasize="none"/>
    </style:style>
    <style:style style:name="T8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803d24f" style:font-size-asian="11pt" style:font-style-asian="normal" style:font-weight-asian="normal" style:font-size-complex="11pt" style:text-emphasize="none"/>
    </style:style>
    <style:style style:name="T9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8132660" style:font-size-asian="11pt" style:font-style-asian="normal" style:font-weight-asian="normal" style:font-size-complex="11pt" style:text-emphasize="none"/>
    </style:style>
    <style:style style:name="T10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24f3ba3" style:font-size-asian="11pt" style:font-style-asian="normal" style:font-weight-asian="normal" style:font-size-complex="11pt" style:text-emphasize="none"/>
    </style:style>
    <style:style style:name="T11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814af5b" style:font-size-asian="11pt" style:font-style-asian="normal" style:font-weight-asian="normal" style:font-size-complex="11pt" style:text-emphasize="none"/>
    </style:style>
    <style:style style:name="T12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8046f1e" style:font-size-asian="11pt" style:font-style-asian="normal" style:font-weight-asian="normal" style:font-size-complex="11pt" style:text-emphasize="none"/>
    </style:style>
    <style:style style:name="T13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2571d38" style:font-size-asian="11pt" style:font-style-asian="normal" style:font-weight-asian="normal" style:font-size-complex="11pt" style:text-emphasize="none"/>
    </style:style>
    <style:style style:name="T14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8066878" style:font-size-asian="11pt" style:font-style-asian="normal" style:font-weight-asian="normal" style:font-size-complex="11pt" style:text-emphasize="none"/>
    </style:style>
    <style:style style:name="T15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25b121b" style:font-size-asian="11pt" style:font-style-asian="normal" style:font-weight-asian="normal" style:font-size-complex="11pt" style:text-emphasize="none"/>
    </style:style>
    <style:style style:name="T16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8085014" style:font-size-asian="11pt" style:font-style-asian="normal" style:font-weight-asian="normal" style:font-size-complex="11pt" style:text-emphasize="none"/>
    </style:style>
    <style:style style:name="T17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8164f24" style:font-size-asian="11pt" style:font-style-asian="normal" style:font-weight-asian="normal" style:font-size-complex="11pt" style:text-emphasize="none"/>
    </style:style>
    <style:style style:name="T18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082b03" style:font-size-asian="11pt" style:font-style-asian="normal" style:font-weight-asian="normal" style:font-size-complex="11pt" style:text-emphasize="none"/>
    </style:style>
    <style:style style:name="T19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09d6b8" style:font-size-asian="11pt" style:font-style-asian="normal" style:font-weight-asian="normal" style:font-size-complex="11pt" style:text-emphasize="none"/>
    </style:style>
    <style:style style:name="T20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803d24f" style:font-name-asian="DejaVu Sans Mono" style:font-size-asian="11pt" style:font-style-asian="normal" style:font-weight-asian="normal" style:font-name-complex="Liberation Mono" style:font-size-complex="11pt" style:text-emphasize="none"/>
    </style:style>
    <style:style style:name="T21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8081522" style:font-name-asian="DejaVu Sans Mono" style:font-size-asian="11pt" style:font-style-asian="normal" style:font-weight-asian="normal" style:font-name-complex="Liberation Mono" style:font-size-complex="11pt" style:text-emphasize="none"/>
    </style:style>
    <style:style style:name="T22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8045bca" style:font-name-asian="DejaVu Sans Mono" style:font-size-asian="11pt" style:font-style-asian="normal" style:font-weight-asian="normal" style:font-name-complex="Liberation Mono" style:font-size-complex="11pt" style:text-emphasize="none"/>
    </style:style>
    <style:style style:name="T23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807c06f" style:font-name-asian="DejaVu Sans Mono" style:font-size-asian="11pt" style:font-style-asian="normal" style:font-weight-asian="normal" style:font-name-complex="Liberation Mono" style:font-size-complex="11pt" style:text-emphasize="none"/>
    </style:style>
    <style:style style:name="T24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8046f1e" style:font-name-asian="DejaVu Sans Mono" style:font-size-asian="11pt" style:font-style-asian="normal" style:font-weight-asian="normal" style:font-name-complex="Liberation Mono" style:font-size-complex="11pt" style:text-emphasize="none"/>
    </style:style>
    <style:style style:name="T25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065d62" style:font-name-asian="DejaVu Sans Mono" style:font-size-asian="11pt" style:font-style-asian="normal" style:font-weight-asian="normal" style:font-name-complex="Liberation Mono" style:font-size-complex="11pt" style:text-emphasize="none"/>
    </style:style>
    <style:style style:name="T26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06bd20" style:font-name-asian="DejaVu Sans Mono" style:font-size-asian="11pt" style:font-style-asian="normal" style:font-weight-asian="normal" style:font-name-complex="Liberation Mono" style:font-size-complex="11pt" style:text-emphasize="none"/>
    </style:style>
    <style:style style:name="T27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082b03" style:font-name-asian="DejaVu Sans Mono" style:font-size-asian="11pt" style:font-style-asian="normal" style:font-weight-asian="normal" style:font-name-complex="Liberation Mono" style:font-size-complex="11pt" style:text-emphasize="none"/>
    </style:style>
    <style:style style:name="T28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officeooo:rsid="0009d6b8" style:font-name-asian="DejaVu Sans Mono" style:font-size-asian="11pt" style:font-style-asian="normal" style:font-weight-asian="normal" style:font-name-complex="Liberation Mono" style:font-size-complex="11pt" style:text-emphasize="none"/>
    </style:style>
    <style:style style:name="T29" style:family="text">
      <style:text-properties fo:color="#000000" style:text-outline="false" style:text-line-through-style="none" style:text-line-through-type="none" style:font-name="Liberation Sans" fo:font-style="normal" fo:text-shadow="none" style:text-underline-style="none" fo:font-weight="normal" officeooo:rsid="0803d24f" style:font-style-asian="normal" style:font-weight-asian="normal" style:text-emphasize="none"/>
    </style:style>
    <style:style style:name="T30" style:family="text">
      <style:text-properties fo:color="#000000" style:text-outline="false" style:text-line-through-style="none" style:text-line-through-type="none" style:font-name="Liberation Sans" fo:font-style="normal" fo:text-shadow="none" style:text-underline-style="none" fo:font-weight="normal" officeooo:rsid="00082b03" style:font-style-asian="normal" style:font-weight-asian="normal" style:text-emphasize="none"/>
    </style:style>
    <style:style style:name="T31" style:family="text">
      <style:text-properties fo:color="#000000" style:text-outline="false" style:text-line-through-style="none" style:text-line-through-type="none" style:font-name="Liberation Sans" fo:font-style="normal" fo:text-shadow="none" style:text-underline-style="none" fo:font-weight="normal" officeooo:rsid="024f3ba3" style:font-style-asian="normal" style:font-weight-asian="normal" style:text-emphasize="none"/>
    </style:style>
    <style:style style:name="T32" style:family="text">
      <style:text-properties fo:color="#000000" style:text-outline="false" style:text-line-through-style="none" style:text-line-through-type="none" style:font-name="Liberation Sans" fo:font-style="normal" fo:text-shadow="none" style:text-underline-style="none" fo:font-weight="normal" officeooo:rsid="000b520a" style:font-style-asian="normal" style:font-weight-asian="normal" style:text-emphasize="none"/>
    </style:style>
    <style:style style:name="T33" style:family="text">
      <style:text-properties fo:color="#000000" style:text-outline="false" style:text-line-through-style="none" style:text-line-through-type="none" style:font-name="Liberation Sans" fo:font-style="normal" fo:text-shadow="none" style:text-underline-style="none" fo:font-weight="normal" style:font-name-asian="DejaVu Sans Mono" style:font-style-asian="normal" style:font-weight-asian="normal" style:font-name-complex="Liberation Mono" style:text-emphasize="none"/>
    </style:style>
    <style:style style:name="T34" style:family="text">
      <style:text-properties fo:color="#000000" style:text-outline="false" style:text-line-through-style="none" style:text-line-through-type="none" style:font-name="Liberation Sans" fo:font-style="normal" fo:text-shadow="none" style:text-underline-style="none" fo:font-weight="normal" officeooo:rsid="0006bd20" style:font-name-asian="DejaVu Sans Mono" style:font-style-asian="normal" style:font-weight-asian="normal" style:font-name-complex="Liberation Mono" style:text-emphasize="none"/>
    </style:style>
    <style:style style:name="T35" style:family="text">
      <style:text-properties fo:color="#000000" style:text-outline="false" style:text-line-through-style="none" style:text-line-through-type="none" style:font-name="Liberation Sans" fo:font-style="normal" fo:text-shadow="none" style:text-underline-style="none" fo:font-weight="normal" officeooo:rsid="08045bca" style:font-name-asian="DejaVu Sans Mono" style:font-style-asian="normal" style:font-weight-asian="normal" style:font-name-complex="Liberation Mono" style:text-emphasize="none"/>
    </style:style>
    <style:style style:name="T36" style:family="text">
      <style:text-properties fo:color="#000000" style:text-outline="false" style:text-line-through-style="none" style:text-line-through-type="none" style:font-name="Liberation Sans" fo:font-style="normal" fo:text-shadow="none" style:text-underline-style="none" fo:font-weight="normal" officeooo:rsid="08046f1e" style:font-name-asian="DejaVu Sans Mono" style:font-style-asian="normal" style:font-weight-asian="normal" style:font-name-complex="Liberation Mono" style:text-emphasize="none"/>
    </style:style>
    <style:style style:name="T37" style:family="text">
      <style:text-properties fo:color="#000000" style:text-outline="false" style:text-line-through-style="none" style:text-line-through-type="none" style:font-name="Liberation Sans" fo:font-style="normal" fo:text-shadow="none" style:text-underline-style="none" fo:font-weight="normal" officeooo:rsid="000b520a" style:font-name-asian="DejaVu Sans Mono" style:font-style-asian="normal" style:font-weight-asian="normal" style:font-name-complex="Liberation Mono" style:text-emphasize="none"/>
    </style:style>
    <style:style style:name="T38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officeooo:rsid="0807c06f" style:font-size-asian="11pt" style:font-style-asian="normal" style:font-weight-asian="normal" style:font-size-complex="11pt" style:text-emphasize="none"/>
    </style:style>
    <style:style style:name="T39" style:family="text"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officeooo:rsid="08132660" style:font-name-asian="DejaVu Sans Mono" style:font-size-asian="11pt" style:font-style-asian="normal" style:font-weight-asian="normal" style:font-name-complex="Liberation Mono" style:font-size-complex="11pt" style:text-emphasize="none"/>
    </style:style>
    <style:style style:name="T40" style:family="text"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officeooo:rsid="0006bd20" style:font-name-asian="DejaVu Sans Mono" style:font-size-asian="11pt" style:font-style-asian="normal" style:font-weight-asian="normal" style:font-name-complex="Liberation Mono" style:font-size-complex="11pt" style:text-emphasize="none"/>
    </style:style>
    <style:style style:name="T41" style:family="text"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officeooo:rsid="0009d6b8" style:font-name-asian="DejaVu Sans Mono" style:font-size-asian="11pt" style:font-style-asian="normal" style:font-weight-asian="normal" style:font-name-complex="Liberation Mono" style:font-size-complex="11pt" style:text-emphasize="none"/>
    </style:style>
    <style:style style:name="T42" style:family="text">
      <style:text-properties style:font-name="Liberation Sans" fo:font-size="11pt" fo:font-style="normal" fo:font-weight="normal" style:font-size-asian="11pt" style:font-size-complex="11pt"/>
    </style:style>
    <style:style style:name="T43" style:family="text">
      <style:text-properties style:font-name="Liberation Sans" fo:font-size="11pt" fo:font-style="normal" fo:font-weight="normal" officeooo:rsid="00cb211c" style:font-size-asian="11pt" style:font-size-complex="11pt"/>
    </style:style>
    <style:style style:name="T44" style:family="text">
      <style:text-properties style:font-name="Liberation Sans" fo:font-size="11pt" fo:font-style="normal" fo:font-weight="normal" officeooo:rsid="00c9a4b9" style:font-size-asian="11pt" style:font-size-complex="11pt"/>
    </style:style>
    <style:style style:name="T45" style:family="text">
      <style:text-properties style:font-name="Liberation Sans" fo:font-size="11pt" fo:font-style="normal" fo:font-weight="normal" officeooo:rsid="00065d62" style:font-name-asian="DejaVu Sans Mono" style:font-size-asian="11pt" style:font-name-complex="Liberation Mono" style:font-size-complex="11pt"/>
    </style:style>
    <style:style style:name="T46" style:family="text">
      <style:text-properties style:font-name="Liberation Sans" fo:font-size="11pt" fo:font-style="normal" fo:font-weight="normal" officeooo:rsid="00082b03" style:font-name-asian="DejaVu Sans Mono" style:font-size-asian="11pt" style:font-name-complex="Liberation Mono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1"/></text:span></text:p>
      <text:p text:style-name="P1"><text:span text:style-name="T2"/></text:p>
      <text:p text:style-name="P1"><text:span text:style-name="T2"/></text:p>
      <text:p text:style-name="P2"><text:span text:style-name="T2"/></text:p>
      <text:p text:style-name="P3"><text:span text:style-name="T2"># </text:span><text:span text:style-name="T1">preparation of sequences files for calculation of SPY scores of intronic sequences preceeding the acceptor site</text:span></text:p>
      <text:p text:style-name="P2"><text:span text:style-name="T2"># </text:span><text:span text:style-name="T1">starting file: “test_</text:span><text:span text:style-name="T3">SPY</text:span><text:span text:style-name="T1">” (chr, first base to extract, last base to extract, exon coordinates, gene name, strand) </text:span><text:span text:style-name="T4">(exons coordinates and gene names are optional and can be replaced by anything. The files test_SPY correspond to the exons studied in tari et al, Embo rep. 2019 figure S14)</text:span></text:p>
      <text:p text:style-name="P3"><text:span text:style-name="T1"># this script </text:span><text:span text:style-name="T4">(bash) </text:span><text:span text:style-name="T1">will extract the sequence in file “</text:span><text:span text:style-name="Source_20_Text"><text:span text:style-name="T34">test</text:span></text:span><text:span text:style-name="Source_20_Text"><text:span text:style-name="T29">_</text:span></text:span><text:span text:style-name="Source_20_Text"><text:span text:style-name="T30">SPY_</text:span></text:span><text:span text:style-name="Source_20_Text"><text:span text:style-name="T35">seq” </text:span></text:span><text:span text:style-name="Source_20_Text"><text:span text:style-name="T33">and </text:span></text:span><text:span text:style-name="Source_20_Text"><text:span text:style-name="T37">then </text:span></text:span><text:span text:style-name="Source_20_Text"><text:span text:style-name="T33">create a matrix with nucleotides “</text:span></text:span><text:span text:style-name="Source_20_Text"><text:span text:style-name="T34">test</text:span></text:span><text:span text:style-name="Source_20_Text"><text:span text:style-name="T29">_</text:span></text:span><text:span text:style-name="Source_20_Text"><text:span text:style-name="T30">SPY</text:span></text:span><text:span text:style-name="Source_20_Text"><text:span text:style-name="T35">_</text:span></text:span><text:span text:style-name="Source_20_Text"><text:span text:style-name="T36">tab</text:span></text:span><text:span text:style-name="Source_20_Text"><text:span text:style-name="T31"> “</text:span></text:span></text:p>
      <text:p text:style-name="P4"><text:span text:style-name="Source_20_Text"><text:span text:style-name="T32"># these two files serve as input for R script “SPY_script” that calculates SPY scores.</text:span></text:span></text:p>
      <text:p text:style-name="P5"/>
      <text:p text:style-name="P2"><text:span text:style-name="T1"><text:s text:c="73"/></text:span></text:p>
      <text:p text:style-name="P6"><text:span text:style-name="Source_20_Text"><text:span text:style-name="T42">bedtools getfasta -fi ~/rnastar/GRCh38.primary_assembly.genome.fa <text:s/>-bed </text:span></text:span><text:span text:style-name="Source_20_Text"><text:span text:style-name="T25">test_</text:span></text:span><text:span text:style-name="Source_20_Text"><text:span text:style-name="T27">SPY</text:span></text:span><text:span text:style-name="Source_20_Text"><text:span text:style-name="T42"> -fo </text:span></text:span><text:span text:style-name="Source_20_Text"><text:span text:style-name="T45">test_</text:span></text:span><text:span text:style-name="Source_20_Text"><text:span text:style-name="T46">s</text:span></text:span><text:span text:style-name="Source_20_Text"><text:span text:style-name="T42">eq -</text:span></text:span><text:span text:style-name="Source_20_Text"><text:span text:style-name="T43">s </text:span></text:span><text:span text:style-name="Source_20_Text"><text:span text:style-name="T42">-</text:span></text:span><text:span text:style-name="Source_20_Text"><text:span text:style-name="T44">tab ;</text:span></text:span></text:p>
      <text:p text:style-name="P8"><text:span text:style-name="Source_20_Text"><text:span text:style-name="T7">paste </text:span></text:span><text:span text:style-name="Source_20_Text"><text:span text:style-name="T25">test_</text:span></text:span><text:span text:style-name="Source_20_Text"><text:span text:style-name="T27">SPY</text:span></text:span><text:span text:style-name="Source_20_Text"><text:span text:style-name="T20"> </text:span></text:span><text:span text:style-name="Source_20_Text"><text:span text:style-name="T26">test_</text:span></text:span><text:span text:style-name="Source_20_Text"><text:span text:style-name="T8">seq</text:span></text:span><text:span text:style-name="Source_20_Text"><text:span text:style-name="T7"> | cut -f </text:span></text:span><text:span text:style-name="Source_20_Text"><text:span text:style-name="T26">4,</text:span></text:span><text:span text:style-name="Source_20_Text"><text:span text:style-name="T28">5,6,</text:span></text:span><text:span text:style-name="Source_20_Text"><text:span text:style-name="T26">8</text:span></text:span><text:span text:style-name="Source_20_Text"><text:span text:style-name="T7"> </text:span></text:span><text:span text:style-name="Source_20_Text"><text:span text:style-name="T9">| </text:span></text:span><text:span text:style-name="Source_20_Text"><text:span text:style-name="T38">sed 1i"</text:span></text:span><text:span text:style-name="Source_20_Text"><text:span text:style-name="T39">ex</text:span></text:span><text:span text:style-name="Source_20_Text"><text:span text:style-name="T40">on</text:span></text:span><text:span text:style-name="Source_20_Text"><text:span text:style-name="T39">\t</text:span></text:span><text:span text:style-name="Source_20_Text"><text:span text:style-name="T41">gene</text:span></text:span><text:span text:style-name="Source_20_Text"><text:span text:style-name="T39">\t</text:span></text:span><text:span text:style-name="Source_20_Text"><text:span text:style-name="T41">strand\</text:span></text:span><text:span text:style-name="Source_20_Text"><text:span text:style-name="T39">t</text:span></text:span><text:span text:style-name="Source_20_Text"><text:span text:style-name="T40">intron_sequence</text:span></text:span><text:span text:style-name="Source_20_Text"><text:span text:style-name="T38">"</text:span></text:span><text:span text:style-name="Source_20_Text"><text:span text:style-name="T8">&gt; </text:span></text:span><text:span text:style-name="Source_20_Text"><text:span text:style-name="T26">test</text:span></text:span><text:span text:style-name="Source_20_Text"><text:span text:style-name="T8">_</text:span></text:span><text:span text:style-name="Source_20_Text"><text:span text:style-name="T18">SPY_</text:span></text:span><text:span text:style-name="Source_20_Text"><text:span text:style-name="T22">seq;</text:span></text:span></text:p>
      <text:p text:style-name="P6"><text:span text:style-name="Source_20_Text"><text:span text:style-name="T23"/></text:span></text:p>
      <text:p text:style-name="P7"><text:span text:style-name="Source_20_Text"><text:span text:style-name="T10">awk </text:span></text:span><text:span text:style-name="Source_20_Text"><text:span text:style-name="T5">'</text:span></text:span><text:span text:style-name="Source_20_Text"><text:span text:style-name="T11">NR&gt;1 </text:span></text:span><text:span text:style-name="Source_20_Text"><text:span text:style-name="T10">{split($</text:span></text:span><text:span text:style-name="Source_20_Text"><text:span text:style-name="T19">4</text:span></text:span><text:span text:style-name="Source_20_Text"><text:span text:style-name="T10">,a,""); </text:span></text:span><text:span text:style-name="Source_20_Text"><text:span text:style-name="T12">printf $1</text:span></text:span><text:span text:style-name="Source_20_Text"><text:span text:style-name="T13">"\t"</text:span></text:span><text:span text:style-name="Source_20_Text"><text:span text:style-name="T12">;</text:span></text:span><text:span text:style-name="Source_20_Text"><text:span text:style-name="T14">for (i=1; i&lt;102-length(a);i++) </text:span></text:span><text:span text:style-name="Source_20_Text"><text:span text:style-name="T10">print</text:span></text:span><text:span text:style-name="Source_20_Text"><text:span text:style-name="T15">f</text:span></text:span><text:span text:style-name="Source_20_Text"><text:span text:style-name="T10"> </text:span></text:span><text:span text:style-name="Source_20_Text"><text:span text:style-name="T13">"</text:span></text:span><text:span text:style-name="Source_20_Text"><text:span text:style-name="T14">N</text:span></text:span><text:span text:style-name="Source_20_Text"><text:span text:style-name="T16">\t</text:span></text:span><text:span text:style-name="Source_20_Text"><text:span text:style-name="T13">"</text:span></text:span><text:span text:style-name="Source_20_Text"><text:span text:style-name="T14">;</text:span></text:span><text:span text:style-name="Source_20_Text"><text:span text:style-name="T10">for(i=</text:span></text:span><text:span text:style-name="Source_20_Text"><text:span text:style-name="T22">1</text:span></text:span><text:span text:style-name="Source_20_Text"><text:span text:style-name="T10">;i&lt;</text:span></text:span><text:span text:style-name="Source_20_Text"><text:span text:style-name="T24">length(a)</text:span></text:span><text:span text:style-name="Source_20_Text"><text:span text:style-name="T10">;++i) print</text:span></text:span><text:span text:style-name="Source_20_Text"><text:span text:style-name="T12">f</text:span></text:span><text:span text:style-name="Source_20_Text"><text:span text:style-name="T10"> </text:span></text:span><text:span text:style-name="Source_20_Text"><text:span text:style-name="T24">a[i]</text:span></text:span><text:span text:style-name="Source_20_Text"><text:span text:style-name="T13">"\t"</text:span></text:span><text:span text:style-name="Source_20_Text"><text:span text:style-name="T24">; print a[length(a)]</text:span></text:span><text:span text:style-name="Source_20_Text"><text:span text:style-name="T6">}'</text:span></text:span><text:span text:style-name="Source_20_Text"><text:span text:style-name="T10"> </text:span></text:span><text:span text:style-name="Source_20_Text"><text:span text:style-name="T26">test</text:span></text:span><text:span text:style-name="Source_20_Text"><text:span text:style-name="T8">_</text:span></text:span><text:span text:style-name="Source_20_Text"><text:span text:style-name="T27">SPY_seq</text:span></text:span><text:span text:style-name="Source_20_Text"><text:span text:style-name="T13"> </text:span></text:span><text:span text:style-name="Source_20_Text"><text:span text:style-name="T17">| </text:span></text:span><text:span text:style-name="Source_20_Text"><text:span text:style-name="T38">sed 1i"</text:span></text:span><text:span text:style-name="Source_20_Text"><text:span text:style-name="T39">ex</text:span></text:span><text:span text:style-name="Source_20_Text"><text:span text:style-name="T40">on</text:span></text:span><text:span text:style-name="Source_20_Text"><text:span text:style-name="T38">"</text:span></text:span><text:span text:style-name="Source_20_Text"><text:span text:style-name="T13">&gt; </text:span></text:span><text:span text:style-name="Source_20_Text"><text:span text:style-name="T26">test</text:span></text:span><text:span text:style-name="Source_20_Text"><text:span text:style-name="T8">_</text:span></text:span><text:span text:style-name="Source_20_Text"><text:span text:style-name="T18">SPY</text:span></text:span><text:span text:style-name="Source_20_Text"><text:span text:style-name="T22">_</text:span></text:span><text:span text:style-name="Source_20_Text"><text:span text:style-name="T24">tab</text:span></text:span><text:span text:style-name="Source_20_Text"><text:span text:style-name="T10"> <text:s/></text:span></text:span></text:p>
      <text:p text:style-name="P7"><text:span text:style-name="Source_20_Text"><text:span text:style-name="T23"/></text:span></text:p>
      <text:p text:style-name="P8"><text:span text:style-name="Source_20_Text"><text:span text:style-name="T2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17:07:31.813492167</meta:creation-date>
    <dc:date>2022-03-08T11:55:51.318514061</dc:date>
    <meta:editing-duration>PT17H16M45S</meta:editing-duration>
    <meta:editing-cycles>1</meta:editing-cycles>
    <meta:document-statistic meta:table-count="0" meta:image-count="0" meta:object-count="0" meta:page-count="1" meta:paragraph-count="8" meta:word-count="140" meta:character-count="1082" meta:non-whitespace-character-count="873"/>
    <meta:generator>LibreOffice/6.4.7.2$Linux_X86_64 LibreOffice_project/40$Build-2</meta:generator>
  </office:meta>
</office:document-meta>
</file>